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1" office:value-type="date" office:date-value="2013-10-08">
            <text:p>8. Okt. 2013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Approach</text:p>
          </table:table-cell>
          <table:table-cell office:value-type="float" office:value="139.4">
            <text:p>139,4</text:p>
          </table:table-cell>
          <table:table-cell table:number-columns-repeated="1022"/>
        </table:table-row>
        <table:table-row table:style-name="ro2">
          <table:table-cell office:value-type="string">
            <text:p>Arcadia</text:p>
          </table:table-cell>
          <table:table-cell office:value-type="float" office:value="72.2">
            <text:p>72,2</text:p>
          </table:table-cell>
          <table:table-cell table:number-columns-repeated="1022"/>
        </table:table-row>
        <table:table-row table:style-name="ro2">
          <table:table-cell office:value-type="string">
            <text:p>Astrononmy</text:p>
          </table:table-cell>
          <table:table-cell office:value-type="float" office:value="125.1">
            <text:p>125,1</text:p>
          </table:table-cell>
          <table:table-cell table:number-columns-repeated="1022"/>
        </table:table-row>
        <table:table-row table:style-name="ro1">
          <table:table-cell office:value-type="string">
            <text:p>BIC</text:p>
          </table:table-cell>
          <table:table-cell office:value-type="float" office:value="211.1">
            <text:p>211,1</text:p>
          </table:table-cell>
          <table:table-cell table:number-columns-repeated="1022"/>
        </table:table-row>
        <table:table-row table:style-name="ro2">
          <table:table-cell office:value-type="string">
            <text:p>BIC Building</text:p>
          </table:table-cell>
          <table:table-cell office:value-type="float" office:value="41.1">
            <text:p>41,1</text:p>
          </table:table-cell>
          <table:table-cell table:number-columns-repeated="1022"/>
        </table:table-row>
        <table:table-row table:style-name="ro2">
          <table:table-cell office:value-type="string">
            <text:p>Capone</text:p>
          </table:table-cell>
          <table:table-cell office:value-type="float" office:value="61.5">
            <text:p>61,5</text:p>
          </table:table-cell>
          <table:table-cell table:number-columns-repeated="1022"/>
        </table:table-row>
        <table:table-row table:style-name="ro2">
          <table:table-cell office:value-type="string">
            <text:p>Cathedral</text:p>
          </table:table-cell>
          <table:table-cell office:value-type="float" office:value="39.4">
            <text:p>39,4</text:p>
          </table:table-cell>
          <table:table-cell table:number-columns-repeated="1022"/>
        </table:table-row>
        <table:table-row table:style-name="ro2">
          <table:table-cell office:value-type="string">
            <text:p>Dolphin</text:p>
          </table:table-cell>
          <table:table-cell office:value-type="float" office:value="55.6">
            <text:p>55,6</text:p>
          </table:table-cell>
          <table:table-cell table:number-columns-repeated="1022"/>
        </table:table-row>
        <table:table-row table:style-name="ro1">
          <table:table-cell office:value-type="string">
            <text:p>Horten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1">
          <table:table-cell office:value-type="string">
            <text:p>ICTS</text:p>
          </table:table-cell>
          <table:table-cell office:value-type="float" office:value="94.3">
            <text:p>94,3</text:p>
          </table:table-cell>
          <table:table-cell table:number-columns-repeated="1022"/>
        </table:table-row>
        <table:table-row table:style-name="ro1">
          <table:table-cell office:value-type="string">
            <text:p>Hamburger</text:p>
          </table:table-cell>
          <table:table-cell office:value-type="float" office:value="198.4">
            <text:p>198,4</text:p>
          </table:table-cell>
          <table:table-cell table:number-columns-repeated="1022"/>
        </table:table-row>
        <table:table-row table:style-name="ro1">
          <table:table-cell office:value-type="string">
            <text:p>Labyrinth</text:p>
          </table:table-cell>
          <table:table-cell office:value-type="float" office:value="30.7">
            <text:p>30,7</text:p>
          </table:table-cell>
          <table:table-cell table:number-columns-repeated="1022"/>
        </table:table-row>
        <table:table-row table:style-name="ro2">
          <table:table-cell office:value-type="string">
            <text:p>ICTSpace</text:p>
          </table:table-cell>
          <table:table-cell office:value-type="float" office:value="58.2">
            <text:p>58,2</text:p>
          </table:table-cell>
          <table:table-cell table:number-columns-repeated="1022"/>
        </table:table-row>
        <table:table-row table:style-name="ro2">
          <table:table-cell office:value-type="string">
            <text:p>Logo Pieces</text:p>
          </table:table-cell>
          <table:table-cell office:value-type="float" office:value="184.2">
            <text:p>184,2</text:p>
          </table:table-cell>
          <table:table-cell table:number-columns-repeated="1022"/>
        </table:table-row>
        <table:table-row table:style-name="ro2">
          <table:table-cell office:value-type="string">
            <text:p>Metal Beast</text:p>
          </table:table-cell>
          <table:table-cell office:value-type="float" office:value="20.4">
            <text:p>20,4</text:p>
          </table:table-cell>
          <table:table-cell table:number-columns-repeated="1022"/>
        </table:table-row>
        <table:table-row table:style-name="ro1">
          <table:table-cell office:value-type="string">
            <text:p>Mikroben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2">
          <table:table-cell office:value-type="string">
            <text:p>Mushrooms</text:p>
          </table:table-cell>
          <table:table-cell office:value-type="float" office:value="29.2">
            <text:p>29,2</text:p>
          </table:table-cell>
          <table:table-cell table:number-columns-repeated="1022"/>
        </table:table-row>
        <table:table-row table:style-name="ro2">
          <table:table-cell office:value-type="string">
            <text:p>Pong</text:p>
          </table:table-cell>
          <table:table-cell office:value-type="float" office:value="274.6">
            <text:p>274,6</text:p>
          </table:table-cell>
          <table:table-cell table:number-columns-repeated="1022"/>
        </table:table-row>
        <table:table-row table:style-name="ro2">
          <table:table-cell office:value-type="string">
            <text:p>Primacom</text:p>
          </table:table-cell>
          <table:table-cell office:value-type="float" office:value="54.6">
            <text:p>54,6</text:p>
          </table:table-cell>
          <table:table-cell table:number-columns-repeated="1022"/>
        </table:table-row>
        <table:table-row table:style-name="ro1">
          <table:table-cell office:value-type="string">
            <text:p>Rathaus</text:p>
          </table:table-cell>
          <table:table-cell office:value-type="float" office:value="44.1">
            <text:p>44,1</text:p>
          </table:table-cell>
          <table:table-cell table:number-columns-repeated="1022"/>
        </table:table-row>
        <table:table-row table:style-name="ro1">
          <table:table-cell office:value-type="string">
            <text:p>Schacht</text:p>
          </table:table-cell>
          <table:table-cell office:value-type="float" office:value="37.2">
            <text:p>37,2</text:p>
          </table:table-cell>
          <table:table-cell table:number-columns-repeated="1022"/>
        </table:table-row>
        <table:table-row table:style-name="ro1">
          <table:table-cell office:value-type="string">
            <text:p>Terrain</text:p>
          </table:table-cell>
          <table:table-cell office:value-type="float" office:value="81.4">
            <text:p>81,4</text:p>
          </table:table-cell>
          <table:table-cell table:number-columns-repeated="1022"/>
        </table:table-row>
        <table:table-row table:style-name="ro2">
          <table:table-cell office:value-type="string">
            <text:p>Tikiworld</text:p>
          </table:table-cell>
          <table:table-cell office:value-type="float" office:value="40.2">
            <text:p>40,2</text:p>
          </table:table-cell>
          <table:table-cell table:number-columns-repeated="1022"/>
        </table:table-row>
        <table:table-row table:style-name="ro2">
          <table:table-cell office:value-type="string">
            <text:p>Treasure Island</text:p>
          </table:table-cell>
          <table:table-cell office:value-type="float" office:value="30.1">
            <text:p>30,1</text:p>
          </table:table-cell>
          <table:table-cell table:number-columns-repeated="1022"/>
        </table:table-row>
        <table:table-row table:style-name="ro1">
          <table:table-cell office:value-type="string">
            <text:p>Vattenfall</text:p>
          </table:table-cell>
          <table:table-cell office:value-type="float" office:value="27.7">
            <text:p>27,7</text:p>
          </table:table-cell>
          <table:table-cell table:number-columns-repeated="1022"/>
        </table:table-row>
        <table:table-row table:style-name="ro1">
          <table:table-cell office:value-type="string">
            <text:p>VRML Banner</text:p>
          </table:table-cell>
          <table:table-cell office:value-type="float" office:value="48.4">
            <text:p>48,4</text:p>
          </table:table-cell>
          <table:table-cell table:number-columns-repeated="1022"/>
        </table:table-row>
        <table:table-row table:style-name="ro2">
          <table:table-cell office:value-type="string">
            <text:p>Particle</text:p>
          </table:table-cell>
          <table:table-cell office:value-type="float" office:value="154.8">
            <text:p>154,8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Seelig</meta:initial-creator>
    <meta:creation-date>2013-10-08T19:19:38</meta:creation-date>
    <dc:date>2013-10-08T20:24:17</dc:date>
    <dc:creator>Holger Seelig</dc:creator>
    <meta:editing-duration>PT33M58S</meta:editing-duration>
    <meta:editing-cycles>4</meta:editing-cycles>
    <meta:generator>LibreOffice/4.0.2.2$Linux_X86_64 LibreOffice_project/400m0$Build-2</meta:generator>
    <meta:document-statistic meta:table-count="1" meta:cell-count="55" meta:object-count="0"/>
  </office:meta>
</office:document-meta>
</file>